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ata" svg:font-family="Alata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Alata" style:font-name-asian="Roboto" style:font-name-complex="Roboto"/>
    </style:style>
    <style:style style:name="P2" style:family="paragraph" style:parent-style-name="Standard">
      <style:text-properties style:font-name="Alata" officeooo:rsid="00070d2e" officeooo:paragraph-rsid="00070d2e" style:font-name-asian="Roboto" style:font-name-complex="Roboto"/>
    </style:style>
    <style:style style:name="P3" style:family="paragraph" style:parent-style-name="Standard">
      <style:text-properties style:font-name="Alata" fo:font-weight="bold" style:font-name-asian="Roboto" style:font-weight-asian="bold" style:font-name-complex="Roboto"/>
    </style:style>
    <style:style style:name="P4" style:family="paragraph" style:parent-style-name="Standard">
      <style:text-properties style:font-name="Alata"/>
    </style:style>
    <style:style style:name="P5" style:family="paragraph" style:parent-style-name="Standard">
      <style:text-properties fo:color="#4a86e8" loext:opacity="100%" style:font-name="Alata" style:font-name-asian="Roboto" style:font-name-complex="Roboto"/>
    </style:style>
    <style:style style:name="P6" style:family="paragraph" style:parent-style-name="Standard">
      <style:text-properties fo:color="#4a86e8" loext:opacity="100%" style:font-name="Alata" officeooo:rsid="00070d2e" officeooo:paragraph-rsid="00070d2e" style:font-name-asian="Roboto" style:font-name-complex="Roboto"/>
    </style:style>
    <style:style style:name="P7" style:family="paragraph" style:parent-style-name="Standard">
      <style:text-properties fo:color="#4a86e8" loext:opacity="100%" style:font-name="Alata" officeooo:rsid="0008f5c2" officeooo:paragraph-rsid="0008f5c2" style:font-name-asian="Roboto" style:font-name-complex="Roboto"/>
    </style:style>
    <style:style style:name="P8" style:family="paragraph" style:parent-style-name="Standard" style:master-page-name="Standard">
      <style:paragraph-properties style:page-number="1"/>
      <style:text-properties style:font-name="Alata" fo:font-size="25pt" fo:font-weight="bold" style:font-name-asian="Roboto" style:font-size-asian="25pt" style:font-weight-asian="bold" style:font-name-complex="Roboto" style:font-size-complex="25pt"/>
    </style:style>
    <style:style style:name="P9" style:family="paragraph" style:parent-style-name="Standard">
      <style:text-properties fo:color="#4a86e8" loext:opacity="100%" style:font-name="Alata"/>
    </style:style>
    <style:style style:name="P10" style:family="paragraph" style:parent-style-name="Standard">
      <style:text-properties fo:color="#4a86e8" loext:opacity="100%" style:font-name="Alata" officeooo:rsid="000b6579" officeooo:paragraph-rsid="000b6579" style:font-name-asian="Roboto" style:font-name-complex="Roboto"/>
    </style:style>
    <style:style style:name="P11" style:family="paragraph" style:parent-style-name="Standard">
      <style:text-properties fo:color="#2a6099" loext:opacity="100%" style:font-name="Alata" officeooo:rsid="0009b982" officeooo:paragraph-rsid="0009b982" style:font-name-asian="Roboto" style:font-name-complex="Roboto"/>
    </style:style>
    <style:style style:name="T1" style:family="text">
      <style:text-properties style:font-name-asian="Roboto" style:font-name-complex="Roboto"/>
    </style:style>
    <style:style style:name="T2" style:family="text">
      <style:text-properties style:text-underline-style="solid" style:text-underline-width="auto" style:text-underline-color="font-color" style:font-name-asian="Roboto" style:font-name-complex="Roboto"/>
    </style:style>
    <style:style style:name="T3" style:family="text">
      <style:text-properties fo:font-weight="bold" style:font-name-asian="Roboto" style:font-weight-asian="bold" style:font-name-complex="Roboto"/>
    </style:style>
    <style:style style:name="T4" style:family="text">
      <style:text-properties officeooo:rsid="0008f5c2"/>
    </style:style>
    <style:style style:name="T5" style:family="text">
      <style:text-properties officeooo:rsid="000b6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4</text:p>
      <text:p text:style-name="P1"/>
      <text:p text:style-name="P1">Ejercicios sobre políticas de borrado:</text:p>
      <text:p text:style-name="P3">1. Sea la siguiente base de datos relacional</text:p>
      <text:p text:style-name="P4"><text:span text:style-name="T1">● CARRETERA (</text:span><text:span text:style-name="T2">IdCarretera</text:span><text:span text:style-name="T1">, nombre)</text:span></text:p>
      <text:p text:style-name="P4"><text:span text:style-name="T1">● AREA </text:span><text:span text:style-name="T2">(IdArea</text:span><text:span text:style-name="T1">, nombre)</text:span></text:p>
      <text:p text:style-name="P4"><text:span text:style-name="T1">● TRAMO (</text:span><text:span text:style-name="T2">IdCarretera</text:span><text:span text:style-name="T1">, NroTramo, Area)</text:span></text:p>
      <text:p text:style-name="P4"><text:span text:style-name="T1">● PASA (</text:span><text:span text:style-name="T2">IdCarretera, NroTramo, CodMunicipio</text:span><text:span text:style-name="T1">,PtokmEntra,PtoKmSale)</text:span></text:p>
      <text:p text:style-name="P4"><text:span text:style-name="T1">● MUNICIPIO (</text:span><text:span text:style-name="T2">CodMunicipio</text:span><text:span text:style-name="T1">, nombre, localidad)</text:span></text:p>
      <text:p text:style-name="P1"/>
      <text:p text:style-name="P4"><text:span text:style-name="T3">a.</text:span><text:span text:style-name="T1"> Identifica las claves externas de cada una de las tablas.</text:span></text:p>
      <text:p text:style-name="P6">CARRETERA: no tiene.</text:p>
      <text:p text:style-name="P6">AREA: no tiene.</text:p>
      <text:p text:style-name="P6">TRAMO.NroTramo → PASA</text:p>
      <text:p text:style-name="P6">TRAMO. Area → AREA</text:p>
      <text:p text:style-name="P6">PASA. <text:span text:style-name="T4">CodMuniciopio → MUNICIPIO</text:span></text:p>
      <text:p text:style-name="P7">PASA. IdCarretera → <text:span text:style-name="T5">CARRETERA</text:span></text:p>
      <text:p text:style-name="P6">MUNICIPIO: no tiene </text:p>
      <text:p text:style-name="P2"/>
      <text:p text:style-name="P4"><text:span text:style-name="T3">b.</text:span><text:span text:style-name="T1"> Elige, de forma justificada, cuál crees que sería la mejor política de borrado para</text:span></text:p>
      <text:p text:style-name="P1">cada clave externa.</text:p>
      <text:p text:style-name="P11">Nro.Tramo, como forma parte de la clave primaria de otra tabla usaría no act<text:span text:style-name="T5">io</text:span>n</text:p>
      <text:p text:style-name="P11">Area, </text:p>
      <text:p text:style-name="P10">codMunicipio, no action porque afecta a la clave primaria de otra tabla</text:p>
      <text:p text:style-name="P5"/>
      <text:p text:style-name="P4"><text:span text:style-name="T3">c.</text:span><text:span text:style-name="T1"> ¿Qué otras restricciones de integridad añadirías?</text:span></text:p>
      <text:p text:style-name="P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ata" svg:font-family="Alata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12-06T13:35:36.069000000</dc:date>
    <meta:editing-duration>PT27M57S</meta:editing-duration>
    <meta:editing-cycles>3</meta:editing-cycles>
    <meta:document-statistic meta:table-count="0" meta:image-count="0" meta:object-count="0" meta:page-count="1" meta:paragraph-count="22" meta:word-count="125" meta:character-count="823" meta:non-whitespace-character-count="718"/>
  </office:meta>
</office:document-meta>
</file>